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000000" draw:marker-start="Dimension_20_Lines" draw:marker-start-width="1.905cm" draw:marker-end="Dimension_20_Lines" draw:marker-end-width="1.905cm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draw:stroke="none" svg:stroke-color="#000000" draw:fill="none" draw:fill-color="#ffffff" fo:min-height="2.29cm"/>
      <style:paragraph-properties style:writing-mode="lr-tb"/>
    </style:style>
    <style:style style:name="gr3" style:family="graphic" style:parent-style-name="standard">
      <style:graphic-properties svg:stroke-width="0.106cm" svg:stroke-color="#000000" draw:marker-start-width="0.358cm" draw:marker-end-width="0.358cm" draw:fill="none" draw:textarea-vertical-align="middle" draw:auto-grow-height="false" fo:min-height="13.826cm" fo:min-width="0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000000" draw:marker-start-width="0.358cm" draw:marker-end-width="0.358cm" draw:fill="none" draw:textarea-vertical-align="middle" draw:auto-grow-height="false" fo:min-height="6.785cm" fo:min-width="0cm" fo:padding-top="0.177cm" fo:padding-bottom="0.177cm" fo:padding-left="0.302cm" fo:padding-right="0.302cm"/>
    </style:style>
    <style:style style:name="gr5" style:family="graphic" style:parent-style-name="standard" style:list-style-name="L1">
      <style:graphic-properties draw:stroke="none" svg:stroke-color="#000000" draw:fill="none" draw:fill-color="#ffffff" fo:min-height="2.13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gr7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8" style:family="graphic" style:parent-style-name="standard" style:list-style-name="L1">
      <style:graphic-properties draw:stroke="none" svg:stroke-color="#000000" draw:fill="none" draw:fill-color="#ffffff" fo:min-height="2.438cm"/>
      <style:paragraph-properties style:writing-mode="lr-tb"/>
    </style:style>
    <style:style style:name="gr9" style:family="graphic" style:parent-style-name="standard">
      <style:graphic-properties svg:stroke-width="0.106cm" svg:stroke-color="#000000" draw:marker-start-width="0.358cm" draw:marker-end-width="0.358cm" draw:fill="none" draw:textarea-vertical-align="middle" draw:auto-grow-height="false" fo:min-height="21.625cm" fo:min-width="0cm" fo:padding-top="0.177cm" fo:padding-bottom="0.177cm" fo:padding-left="0.302cm" fo:padding-right="0.302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2.66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2.91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5cm" fo:min-width="0.51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82cm" fo:min-width="0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74cm" fo:min-width="0cm"/>
      <style:paragraph-properties style:writing-mode="lr-tb"/>
    </style:style>
    <style:style style:name="gr15" style:family="graphic" style:parent-style-name="standard">
      <style:graphic-properties svg:stroke-width="0.106cm" svg:stroke-color="#000000" draw:marker-start-width="0.358cm" draw:marker-end-width="0.358cm" draw:fill="none" draw:textarea-vertical-align="middle" draw:auto-grow-height="false" fo:min-height="1.935cm" fo:min-width="0cm" fo:padding-top="0.177cm" fo:padding-bottom="0.177cm" fo:padding-left="0.302cm" fo:padding-right="0.302cm"/>
      <style:paragraph-properties style:writing-mode="lr-tb"/>
    </style:style>
    <style:style style:name="gr16" style:family="graphic" style:parent-style-name="standard">
      <style:graphic-properties draw:stroke="dash" draw:stroke-dash="Dot" svg:stroke-width="0.212cm" svg:stroke-color="#ba55d3" draw:marker-start-width="0.517cm" draw:marker-end-width="0.517cm" draw:fill="hatch" draw:fill-color="#ba55d3" draw:fill-hatch-name="Hatching_20_1" draw:textarea-horizontal-align="justify" draw:textarea-vertical-align="middle" draw:auto-grow-height="false" fo:min-height="1.445cm" fo:min-width="0.941cm" fo:padding-top="0.23cm" fo:padding-bottom="0.23cm" fo:padding-left="0.355cm" fo:padding-right="0.35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start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0pt" style:font-size-asian="20pt" style:font-size-complex="20pt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20pt" style:font-size-asian="20pt" style:font-size-complex="20pt"/>
    </style:style>
    <style:style style:name="P7" style:family="paragraph">
      <loext:graphic-properties draw:fill="solid"/>
      <style:paragraph-properties fo:text-align="start" style:writing-mode="lr-tb"/>
      <style:text-properties fo:font-size="20pt" style:font-size-asian="20pt" style:font-size-complex="20pt"/>
    </style:style>
    <style:style style:name="P8" style:family="paragraph">
      <loext:graphic-properties draw:fill="none"/>
      <style:paragraph-properties fo:text-align="center" style:writing-mode="lr-tb"/>
      <style:text-properties fo:font-size="20pt" style:font-size-asian="20pt" style:font-size-complex="20pt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="none" draw:fill-color="#ffffff"/>
      <style:paragraph-properties fo:text-align="start" style:writing-mode="lr-tb"/>
      <style:text-properties fo:font-size="20pt" fo:font-weight="bold" style:font-size-asian="20pt" style:font-weight-asian="bold" style:font-size-complex="20pt" style:font-weight-complex="bold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loext:graphic-properties draw:fill="hatch" draw:fill-color="#ba55d3" draw:fill-hatch-name="Hatching_20_1"/>
      <style:paragraph-properties fo:text-align="center"/>
    </style:style>
    <style:style style:name="T1" style:family="text">
      <style:text-properties style:font-name="Liberation Sans2" fo:font-size="28pt" style:font-name-asian="Liberation Sans2" style:font-size-asian="28pt" style:font-name-complex="Liberation Sans2" style:font-size-complex="2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style:letter-kerning="true" style:font-name-asian="Liberation Sans2" style:font-size-asian="18pt" style:font-style-asian="normal" style:font-name-complex="Liberation Sans2" style:font-size-complex="18pt" style:font-style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8pt" fo:text-shadow="none" style:text-underline-style="none" style:letter-kerning="true" style:font-name-asian="Liberation Sans2" style:font-size-asian="18pt" style:font-name-complex="Liberation Sans2" style:font-size-complex="18pt" style:text-emphasize="none" style:font-relief="none" style:text-overline-style="none" style:text-overline-color="font-color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text-position="-33% 58%" fo:font-size="18pt" style:font-size-asian="18pt" style:font-size-complex="18pt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style:text-position="-33% 58%"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Noto Sans CJK SC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22pt" fo:font-style="normal" fo:text-shadow="none" style:text-underline-style="none" fo:font-weight="bold" style:letter-kerning="true" style:font-name-asian="Noto Sans CJK SC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2pt" fo:font-style="normal" fo:text-shadow="none" style:text-underline-style="none" fo:font-weight="bold" style:letter-kerning="true" style:font-name-asian="Noto Sans CJK SC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20pt" fo:font-style="normal" fo:text-shadow="none" style:text-underline-style="none" fo:font-weight="bold" style:letter-kerning="true" style:font-name-asian="Liberation Sans2" style:font-size-asian="20pt" style:font-style-asian="normal" style:font-weight-asian="bold" style:font-name-complex="Liberation Sans2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07cm" svg:y1="9.417cm" svg:x2="4.864cm" svg:y2="9.39cm">
          <text:p/>
        </draw:line>
        <draw:line draw:style-name="gr1" draw:text-style-name="P1" draw:layer="layout" svg:x1="4.61cm" svg:y1="9.39cm" svg:x2="25.257cm" svg:y2="9.382cm">
          <text:p/>
        </draw:line>
        <draw:frame draw:style-name="gr2" draw:text-style-name="P2" draw:layer="layout" svg:width="14.605cm" svg:height="2.54cm" svg:x="8.62cm" svg:y="12.819cm">
          <draw:text-box>
            <text:p><text:span text:style-name="T1"><text:s text:c="2"/></text:span><text:span text:style-name="T1">Ɣ <text:s text:c="24"/>+ <text:s text:c="12"/>ρ</text:span></text:p>
          </draw:text-box>
        </draw:frame>
        <draw:custom-shape draw:style-name="gr3" draw:text-style-name="P3" draw:layer="layout" svg:width="1.151cm" svg:height="14.96cm" draw:transform="rotate (-1.5707963267949) translate (17.23cm 11.639cm)">
          <text:p/>
          <draw:enhanced-geometry svg:viewBox="0 0 21600 21600" draw:mirror-vertical="true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3" draw:layer="layout" svg:width="1.151cm" svg:height="7.531cm" draw:transform="rotate (-1.5707963267949) translate (24.996cm 11.63cm)">
          <text:p/>
          <draw:enhanced-geometry svg:viewBox="0 0 21600 21600" draw:mirror-vertical="true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5" draw:layer="layout" svg:width="9.325cm" svg:height="2.384cm" svg:x="5.083cm" svg:y="14.051cm">
          <draw:text-box>
            <text:p text:style-name="P4"><text:span text:style-name="T2">Time between look onset and mechanism to initiate next look</text:span></text:p>
          </draw:text-box>
        </draw:frame>
        <draw:frame draw:style-name="gr6" draw:text-style-name="P6" draw:layer="layout" svg:width="12.097cm" svg:height="3.806cm" svg:x="15.17cm" svg:y="14.051cm">
          <draw:text-box>
            <text:p text:style-name="P1"><text:span text:style-name="T2">Oculomotor Delay</text:span></text:p>
          </draw:text-box>
        </draw:frame>
        <draw:connector draw:style-name="gr7" draw:text-style-name="P7" draw:layer="layout" draw:type="curve" svg:x1="20.112cm" svg:y1="6.831cm" svg:x2="17.31cm" svg:y2="8.12cm" draw:start-shape="id1" svg:d="M20112 6831c0 1342-2802 698-2802 1289" svg:viewBox="0 0 2803 1290">
          <text:p/>
        </draw:connector>
        <draw:frame draw:style-name="gr8" draw:text-style-name="P5" xml:id="id1" draw:id="id1" draw:layer="layout" svg:width="12.954cm" svg:height="2.688cm" svg:x="13.635cm" svg:y="4.143cm">
          <draw:text-box>
            <text:p text:style-name="P4"><text:span text:style-name="T3"><text:s/></text:span><text:span text:style-name="T3">This mechanism occurring at time t</text:span><text:span text:style-name="T4">0</text:span><text:span text:style-name="T3">+</text:span><text:span text:style-name="T5">Ɣ</text:span><text:span text:style-name="T6"> will lead to a fixation on the target with probability f</text:span><text:span text:style-name="T7">θ</text:span><text:span text:style-name="T3">(t</text:span><text:span text:style-name="T4">0</text:span><text:span text:style-name="T3">+</text:span><text:span text:style-name="T8">Ɣ)</text:span></text:p>
          </draw:text-box>
        </draw:frame>
        <draw:custom-shape draw:style-name="gr9" draw:text-style-name="P8" draw:layer="layout" svg:width="1.143cm" svg:height="23.187cm" draw:transform="rotate (-1.5707963267949) translate (25.377cm 16.143cm)">
          <text:p/>
          <draw:enhanced-geometry svg:viewBox="0 0 21600 21600" draw:mirror-vertical="true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5" draw:layer="layout" svg:width="25.432cm" svg:height="2.914cm" svg:x="1.508cm" svg:y="17.264cm">
          <draw:text-box>
            <text:p text:style-name="P4"><text:span text:style-name="T9">A complete “look”</text:span></text:p>
          </draw:text-box>
        </draw:frame>
        <draw:connector draw:style-name="gr7" draw:text-style-name="P7" draw:layer="layout" draw:type="curve" svg:x1="4.502cm" svg:y1="6.218cm" svg:x2="3.371cm" svg:y2="7.65cm" draw:start-shape="id2" draw:start-glue-point="3" draw:end-shape="id3" draw:end-glue-point="5" svg:d="M4502 6218c-754 0-1131 477-1131 1432" svg:viewBox="0 0 1132 1433">
          <text:p/>
        </draw:connector>
        <draw:frame draw:style-name="gr11" draw:text-style-name="P6" xml:id="id2" draw:id="id2" draw:layer="layout" svg:width="7.42cm" svg:height="3.163cm" svg:x="4.502cm" svg:y="4.637cm">
          <draw:text-box>
            <text:p text:style-name="P1"><text:span text:style-name="T10"/></text:p>
            <text:p text:style-name="P1"><text:span text:style-name="T2">A look onset begins with the launching of a saccade at time t</text:span><text:span text:style-name="T11">0</text:span></text:p>
          </draw:text-box>
        </draw:frame>
        <draw:frame draw:style-name="gr12" draw:text-style-name="P10" draw:layer="layout" svg:width="1.01cm" svg:height="1.305cm" svg:x="1.743cm" svg:y="10.406cm">
          <draw:text-box>
            <text:p text:style-name="P9"><text:span text:style-name="T12">t</text:span><text:span text:style-name="T13">0</text:span></text:p>
          </draw:text-box>
        </draw:frame>
        <draw:frame draw:style-name="gr13" draw:text-style-name="P11" draw:layer="layout" svg:width="2.391cm" svg:height="1.932cm" svg:x="16.243cm" svg:y="10.407cm">
          <draw:text-box>
            <text:p text:style-name="P9"><text:span text:style-name="T14">t</text:span><text:span text:style-name="T15">0 </text:span><text:span text:style-name="T16">+ </text:span><text:span text:style-name="T17">Ɣ</text:span></text:p>
          </draw:text-box>
        </draw:frame>
        <draw:frame draw:style-name="gr14" draw:text-style-name="P11" draw:layer="layout" svg:width="3.535cm" svg:height="1.424cm" svg:x="23.144cm" svg:y="10.371cm">
          <draw:text-box>
            <text:p text:style-name="P9"><text:span text:style-name="T14">t</text:span><text:span text:style-name="T15">0 </text:span><text:span text:style-name="T16">+ </text:span><text:span text:style-name="T17">Ɣ + ρ </text:span></text:p>
          </draw:text-box>
        </draw:frame>
        <draw:custom-shape draw:style-name="gr15" draw:text-style-name="P8" xml:id="id3" draw:id="id3" draw:layer="measurelines" svg:width="0.582cm" svg:height="2.413cm" draw:transform="rotate (-1.5707963267949) translate (4.576cm 7.649cm)">
          <text:p/>
          <draw:enhanced-geometry svg:viewBox="0 0 21600 21600" draw:mirror-vertical="false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" draw:text-style-name="P12" draw:layer="layout" svg:width="1.651cm" svg:height="1.905cm" svg:x="16.494cm" svg:y="8.36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ba55d3" draw:distance="0.102cm" draw:rotation="450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3.6cm" fo:margin-bottom="2.839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ollin </meta:initial-creator>
    <meta:creation-date>2023-02-10T19:28:47.627253652</meta:creation-date>
    <dc:date>2023-03-06T17:56:12.665741264</dc:date>
    <dc:creator>Collin </dc:creator>
    <meta:editing-duration>PT3H56M58S</meta:editing-duration>
    <meta:editing-cycles>14</meta:editing-cycles>
    <meta:generator>LibreOffice/6.4.7.2$Linux_X86_64 LibreOffice_project/40$Build-2</meta:generator>
    <meta:document-statistic meta:object-count="18"/>
  </office:meta>
</office:document-meta>
</file>